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8438" officeooo:paragraph-rsid="001d8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 is to implement Vector Space Model in C++</text:p>
      <text:p text:style-name="P1"/>
      <text:p text:style-name="P1">1)</text:p>
      <text:p text:style-name="P1"><text:s/>Binary Tree is used instead of hashing, this choice has been made as Vector Space Model doesn't take context into consideration. So,we can randomize words in a document to make the binary tree as balanced as possible. <text:s text:c="3"/>( Randomized insertions results in O(logn) height probabilistically) </text:p>
      <text:p text:style-name="P1"/>
      <text:p text:style-name="P1">2)</text:p>
      <text:p text:style-name="P1">Score calculated is based on both collection frequency, term frequency . Cosine comparision is used while retrieving.</text:p>
      <text:p text:style-name="P1"/>
      <text:p text:style-name="P1">3)</text:p>
      <text:p text:style-name="P1">If possible we can add a feedback system to this system where a user manually enters if the result retrieved is relevant or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nu634 </meta:initial-creator>
    <meta:creation-date>2014-04-13T11:28:08.257339134</meta:creation-date>
    <dc:date>2014-04-13T11:33:41.728100621</dc:date>
    <dc:creator>srinu634 </dc:creator>
    <meta:editing-duration>P0D</meta:editing-duration>
    <meta:editing-cycles>1</meta:editing-cycles>
    <meta:document-statistic meta:table-count="0" meta:image-count="0" meta:object-count="0" meta:page-count="1" meta:paragraph-count="7" meta:word-count="98" meta:character-count="588" meta:non-whitespace-character-count="492"/>
    <meta:generator>LibreOffice/4.1.3.2$Linux_X86_64 LibreOffice_project/410m0$Build-2</meta:generator>
  </office:meta>
</office:document-meta>
</file>